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70000018BDCACC10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cm" table:align="left"/>
    </style:style>
    <style:style style:name="Table1.A" style:family="table-column">
      <style:table-column-properties style:column-width="4.304cm"/>
    </style:style>
    <style:style style:name="Table1.B" style:family="table-column">
      <style:table-column-properties style:column-width="2.362cm"/>
    </style:style>
    <style:style style:name="Table1.C" style:family="table-column">
      <style:table-column-properties style:column-width="5.032cm"/>
    </style:style>
    <style:style style:name="Table1.D" style:family="table-column">
      <style:table-column-properties style:column-width="5.2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1.59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505cm"/>
    </style:style>
    <style:style style:name="Table1.4" style:family="table-row">
      <style:table-row-properties style:min-row-height="1.54cm"/>
    </style:style>
    <style:style style:name="Table1.5" style:family="table-row">
      <style:table-row-properties style:min-row-height="1.468cm"/>
    </style:style>
    <style:style style:name="P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Liberation Serif" fo:font-size="8pt" fo:font-style="normal" fo:text-shadow="none" style:text-underline-style="none" fo:font-weight="normal" officeooo:paragraph-rsid="0018f1ba" style:font-name-asian="Liberation Serif" style:font-size-asian="8pt" style:font-style-asian="normal" style:font-weight-asian="normal" style:font-name-complex="Liberation Serif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text-properties officeooo:rsid="0018f1ba" officeooo:paragraph-rsid="0018f1ba"/>
    </style:style>
    <style:style style:name="P4" style:family="paragraph" style:parent-style-name="Table_20_Heading">
      <style:text-properties officeooo:rsid="0018f1ba" officeooo:paragraph-rsid="001b5345"/>
    </style:style>
    <style:style style:name="P5" style:family="paragraph" style:parent-style-name="Table_20_Heading">
      <style:text-properties fo:font-size="8pt" officeooo:rsid="0018f1ba" officeooo:paragraph-rsid="001b5345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officeooo:rsid="0018f1ba"/>
    </style:style>
    <style:style style:name="P7" style:family="paragraph" style:parent-style-name="Standard">
      <style:paragraph-properties fo:text-align="start" style:justify-single-word="false"/>
      <style:text-properties officeooo:rsid="0018f1ba" officeooo:paragraph-rsid="0018f1ba"/>
    </style:style>
    <style:style style:name="P8" style:family="paragraph" style:parent-style-name="Standard">
      <style:paragraph-properties fo:text-align="start" style:justify-single-word="false"/>
      <style:text-properties fo:font-style="italic" officeooo:rsid="0018f1ba" officeooo:paragraph-rsid="0018f1ba" style:font-style-asian="italic" style:font-style-complex="italic"/>
    </style:style>
    <style:style style:name="P9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Heading">
      <style:text-properties officeooo:rsid="001b5345" officeooo:paragraph-rsid="001b5345"/>
    </style:style>
    <style:style style:name="P11" style:family="paragraph" style:parent-style-name="Table_20_Heading">
      <style:text-properties fo:font-size="8pt" fo:font-style="italic" officeooo:rsid="001b5345" officeooo:paragraph-rsid="001b5345" style:font-size-asian="8pt" style:font-style-asian="italic" style:font-size-complex="8pt" style:font-style-complex="italic"/>
    </style:style>
    <style:style style:name="T1" style:family="text">
      <style:text-properties officeooo:rsid="0018f1ba"/>
    </style:style>
    <style:style style:name="T2" style:family="text">
      <style:text-properties officeooo:rsid="001b5345"/>
    </style:style>
    <style:style style:name="T3" style:family="text">
      <style:text-properties officeooo:rsid="00210e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7">Date :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Étudiant</text:p>
            </table:table-cell>
            <table:table-cell table:style-name="Table1.A1" office:value-type="string">
              <text:p text:style-name="P3">Note soutenance</text:p>
            </table:table-cell>
            <table:table-cell table:style-name="Table1.A1" office:value-type="string">
              <text:p text:style-name="P4">Note entreprise</text:p>
              <text:p text:style-name="P5">(<text:span text:style-name="T2">depuis</text:span> la feuille d'évaluation)</text:p>
            </table:table-cell>
            <table:table-cell table:style-name="Table1.D1" office:value-type="string">
              <text:p text:style-name="P10">Et après ?</text:p>
              <text:p text:style-name="P11">(cdd, cdi, recherche d'emploi, poursuite <text:span text:style-name="T3">d'</text:span> études, embauché dans l'entreprise d'accueil, <text:span text:style-name="T3">création d'entreprise</text:span>)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4"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5"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8">Nom et signature des membres du ju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Liberation Serif" fo:font-size="8pt" fo:font-style="normal" fo:text-shadow="none" style:text-underline-style="none" fo:font-weight="normal" officeooo:paragraph-rsid="0018f1ba" style:font-name-asian="Liberation Serif" style:font-size-asian="8pt" style:font-style-asian="normal" style:font-weight-asian="normal" style:font-name-complex="Liberation Serif" style:font-size-complex="8pt" style:font-style-complex="normal" style:font-weight-complex="normal" style:text-emphasize="none" style:text-overline-style="none" style:text-overline-color="font-color"/>
    </style:style>
    <style:style style:name="MT1" style:family="text">
      <style:text-properties officeooo:rsid="0018f1b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graphics2" text:anchor-type="paragraph" svg:x="-0.406cm" svg:y="-0.674cm" svg:width="4.129cm" svg:height="1.263cm" draw:z-index="0"><draw:image xlink:href="Pictures/10000000000004F70000018BDCACC100.jpg" xlink:type="simple" xlink:show="embed" xlink:actuate="onLoad"/></draw:frame><text:tab/><text:span text:style-name="MT1">Soutenance 2014-2015</text:span></text:h>
      </style:header>
      <style:footer>
        <text:p text:style-name="MP2">Ecole polytechnique de l'université de Nice - Sophia Antipolis - Déartement Sciences Informatiques</text:p>
        <text:p text:style-name="MP2">930 Route des colles <text:s/>- BP 145 - <text:s/>06903 Sophia Antipolis Cedex - Tel +33-4-92 96 50 50 <text:s text:c="2"/>- <text:s text:c="2"/>Fax +33-4-92 96 50 5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09:31:43</meta:creation-date>
    <dc:date>2014-09-05T21:11:52</dc:date>
    <meta:editing-duration>PT3M1S</meta:editing-duration>
    <meta:editing-cycles>7</meta:editing-cycles>
    <meta:generator>LibreOffice/3.6$MacOSX_x86 LibreOffice_project/932b512-69e3009-7a10e5c-fc86223-a55908</meta:generator>
    <meta:document-statistic meta:table-count="1" meta:image-count="1" meta:object-count="0" meta:page-count="1" meta:paragraph-count="11" meta:word-count="72" meta:character-count="467" meta:non-whitespace-character-count="397"/>
  </office:meta>
</office:document-meta>
</file>